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d85b3" officeooo:paragraph-rsid="000d85b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d85b3" officeooo:paragraph-rsid="000d85b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85b3" officeooo:paragraph-rsid="000d85b3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d85b3" officeooo:paragraph-rsid="000d85b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3a05" officeooo:paragraph-rsid="000f3a05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0f3a05" officeooo:paragraph-rsid="000f3a05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10c0d2" officeooo:paragraph-rsid="0010c0d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0c0d2" officeooo:paragraph-rsid="0010c0d2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fo:font-size="12pt" officeooo:rsid="000d85b3" officeooo:paragraph-rsid="000d85b3" style:font-size-asian="10.5pt" style:font-size-complex="12pt"/>
    </style:style>
    <style:style style:name="T1" style:family="text">
      <style:text-properties fo:font-variant="normal" fo:text-transform="none" style:font-name="Arial" fo:letter-spacing="normal" fo:font-style="normal" fo:font-weight="normal"/>
    </style:style>
    <style:style style:name="T2" style:family="text">
      <style:text-properties fo:font-variant="normal" fo:text-transform="none" style:font-name="Arial" fo:letter-spacing="normal" fo:font-style="normal" fo:font-weight="normal" officeooo:rsid="000f3a05"/>
    </style:style>
    <style:style style:name="T3" style:family="text">
      <style:text-properties officeooo:rsid="0010c0d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ZIONE DI UNA PSEUDO MALLOC</text:p>
      <text:p text:style-name="P2"/>
      <text:p text:style-name="P2"/>
      <text:p text:style-name="P5">SEZIONE 2:</text:p>
      <text:p text:style-name="P5">Descrizione sistema operativo disastrOS. </text:p>
      <text:p text:style-name="P5">Punti fondamentali TODO:</text:p>
      <text:list xml:id="list468269939" text:style-name="L2">
        <text:list-item>
          <text:p text:style-name="P6">le basi: <text:s/>allocatori e <text:span text:style-name="T3">liste collegate</text:span>. </text:p>
        </text:list-item>
        <text:list-item>
          <text:p text:style-name="P6">Le strutture: PCB e chiamate a sistema (syscall).</text:p>
        </text:list-item>
        <text:list-item>
          <text:p text:style-name="P6">I processi: schedulazione e context switch.</text:p>
        </text:list-item>
        <text:list-item>
          <text:p text:style-name="P6">I timer: meccanismi di waiting (sleeping) e risveglio dei processi.</text:p>
        </text:list-item>
        <text:list-item>
          <text:p text:style-name="P7">Le risorse: file e descrittori.</text:p>
        </text:list-item>
      </text:list>
      <text:p text:style-name="P5"/>
      <text:p text:style-name="P8">Letteratura:</text:p>
      <text:p text:style-name="P8">?<text:tab/></text:p>
      <text:p text:style-name="P2">---------------</text:p>
      <text:p text:style-name="P3">-appunti:</text:p>
      <text:list xml:id="list2165453999" text:style-name="L1">
        <text:list-item>
          <text:p text:style-name="P4">contesto implementazione (pseudo sistema operativo)</text:p>
        </text:list-item>
        <text:list-item>
          <text:p text:style-name="P9"><text:span text:style-name="T1">5 sezioni:</text:span><text:line-break/><text:line-break/><text:span text:style-name="T1">1. introduzione</text:span><text:line-break/><text:span text:style-name="T1">cos'</text:span><text:span text:style-name="T2">è</text:span><text:span text:style-name="T1"> il problema affrontato</text:span><text:line-break/><text:span text:style-name="T1">perché</text:span><text:span text:style-name="T2"> </text:span><text:span text:style-name="T1">e' importante</text:span><text:line-break/><text:span text:style-name="T1">come si colloca il mio contributo</text:span><text:line-break/><text:span text:style-name="T1">Dichiarazione d'intenti: che cosa voglio fare</text:span><text:line-break/><text:line-break/><text:span text:style-name="T1">2. Lavori Correlati/Basi</text:span><text:line-break/><text:span text:style-name="T1">Strumenti e letteratura su cui ho costruito il mio</text:span><text:line-break/><text:span text:style-name="T1">sistema.</text:span><text:line-break/><text:line-break/><text:span text:style-name="T1">3. Mio Contributo</text:span><text:line-break/><text:span text:style-name="T1">Descrizione del sistema ecc ecc</text:span><text:line-break/><text:line-break/><text:span text:style-name="T1">4. Esperimenti, Casi di Uso</text:span><text:line-break/><text:span text:style-name="T1">Descrizione di una run del sistema,</text:span><text:line-break/><text:span text:style-name="T1">o se applicabile e</text:span><text:span text:style-name="T2">s</text:span><text:span text:style-name="T1">perimenti quantitativi</text:span><text:line-break/><text:line-break/><text:span text:style-name="T1">5. Conclusioni</text:span><text:line-break/><text:span text:style-name="T1">riprendi dichiarazione di intenti al passo 1 e metti</text:span><text:line-break/><text:span text:style-name="T1">le spunte.</text:span><text:line-break/><text:line-break/><text:span text:style-name="T1">Ordine di scrittura: 2,3,4,1,5.</text:span><text:line-break/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6:01:20.956886417</meta:creation-date>
    <dc:date>2022-10-26T18:14:55.911568785</dc:date>
    <meta:editing-duration>PT2H13M34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1" meta:paragraph-count="15" meta:word-count="142" meta:character-count="957" meta:non-whitespace-character-count="826"/>
  </office:meta>
</office:document-meta>
</file>